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DC0950C4797E7562.png" manifest:media-type="image/png"/>
  <manifest:file-entry manifest:full-path="Pictures/1000020100000280000001E02A2A968C29EAD5CD.png" manifest:media-type="image/png"/>
  <manifest:file-entry manifest:full-path="Pictures/1000020100000280000001E00269EBABB4DC64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as-char" svg:width="6.4307in" svg:height="4.8228in" draw:z-index="0"><draw:image xlink:href="Pictures/1000020100000280000001E00269EBABB4DC6470.png" xlink:type="simple" xlink:show="embed" xlink:actuate="onLoad" loext:mime-type="image/png"/></draw:frame><draw:frame draw:style-name="fr2" draw:name="Image2" text:anchor-type="as-char" svg:width="6.1134in" svg:height="4.5846in" draw:z-index="1"><draw:image xlink:href="Pictures/1000020100000280000001E02A2A968C29EAD5CD.png" xlink:type="simple" xlink:show="embed" xlink:actuate="onLoad" loext:mime-type="image/png"/></draw:frame><text:soft-page-break/><draw:frame draw:style-name="fr1" draw:name="Image3" text:anchor-type="as-char" svg:y="-8.4819in" svg:width="6.6634in" svg:height="4.9972in" draw:z-index="2"><draw:image xlink:href="Pictures/1000020100000280000001E0DC0950C4797E756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21:29:15.064122083</meta:creation-date>
    <dc:date>2021-02-24T21:31:27.083580688</dc:date>
    <meta:editing-duration>PT2M12S</meta:editing-duration>
    <meta:editing-cycles>1</meta:editing-cycles>
    <meta:document-statistic meta:table-count="0" meta:image-count="3" meta:object-count="0" meta:page-count="2" meta:paragraph-count="1" meta:word-count="0" meta:character-count="0" meta:non-whitespace-character-count="0"/>
    <meta:generator>LibreOffice/6.4.7.2$Linux_X86_64 LibreOffice_project/40$Build-2</meta:generator>
  </office:meta>
</office:document-meta>
</file>